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estResultsOfSimpleSetup" style:family="table">
      <style:table-properties style:width="6.2847in" table:align="left" style:may-break-between-rows="false"/>
    </style:style>
    <style:style style:name="TestResultsOfSimpleSetup.A" style:family="table-column">
      <style:table-column-properties style:column-width="0.6292in"/>
    </style:style>
    <style:style style:name="TestResultsOfSimpleSetup.B" style:family="table-column">
      <style:table-column-properties style:column-width="0.6299in"/>
    </style:style>
    <style:style style:name="TestResultsOfSimpleSetup.J" style:family="table-column">
      <style:table-column-properties style:column-width="0.6194in"/>
    </style:style>
    <style:style style:name="TestResultsOfSimpleSetup.A1" style:family="table-cell">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B1" style:family="table-cell" style:data-style-name="N0">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J1" style:family="table-cell" style:data-style-name="N0">
      <style:table-cell-properties fo:background-color="#ffffff" fo:padding="0.0382in" fo:border="0.0139in solid #000000">
        <style:background-image/>
      </style:table-cell-properties>
    </style:style>
    <style:style style:name="TestResultsOfSimpleSetup.A2" style:family="table-cell">
      <style:table-cell-properties fo:background-color="#ffffff" fo:padding="0.0382in" fo:border-left="0.0139in solid #000000" fo:border-right="none" fo:border-top="none" fo:border-bottom="0.0139in solid #000000">
        <style:background-image/>
      </style:table-cell-properties>
    </style:style>
    <style:style style:name="TestResultsOfSimpleSetup.B3"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estResultsOfSimpleSetup.E3" style:family="table-cell">
      <style:table-cell-properties fo:background-color="#e6e6e6" fo:padding="0.0382in" fo:border-left="0.0007in solid #000000" fo:border-right="none" fo:border-top="none" fo:border-bottom="0.0007in solid #000000">
        <style:background-image/>
      </style:table-cell-properties>
    </style:style>
    <style:style style:name="TestResultsOfSimpleSetup.J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estResultsOfSimpleSetup.J7" style:family="table-cell" style:data-style-name="N0">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Text_20_body">
      <style:paragraph-properties fo:break-before="page"/>
    </style:style>
    <style:style style:name="P2" style:family="paragraph" style:parent-style-name="Text_20_body">
      <style:text-properties style:font-name="Courier 10 Pitch" fo:font-size="10pt" style:font-size-asian="10pt" style:font-size-complex="10pt"/>
    </style:style>
    <style:style style:name="P3" style:family="paragraph" style:parent-style-name="Text_20_body">
      <style:text-properties style:font-name="Courier 10 Pitch" fo:font-size="8pt" fo:font-style="normal" style:font-size-asian="8pt" style:font-style-asian="normal" style:font-size-complex="8pt"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text-properties style:font-name="Times New Roman" fo:font-size="12pt" fo:font-style="normal" style:font-size-asian="10.5pt" style:font-style-asian="normal" style:font-size-complex="12pt" style:font-style-complex="normal"/>
    </style:style>
    <style:style style:name="P7" style:family="paragraph" style:parent-style-name="Text_20_body">
      <style:paragraph-properties fo:margin-top="0.1665in" fo:margin-bottom="0.0835in"/>
    </style:style>
    <style:style style:name="P8" style:family="paragraph" style:parent-style-name="Table_20_Contents">
      <style:paragraph-properties fo:text-align="center" style:justify-single-word="false"/>
    </style:style>
    <style:style style:name="P9" style:family="paragraph" style:parent-style-name="Table_20_Heading" style:master-page-name="">
      <style:paragraph-properties style:page-number="auto" fo:keep-with-next="always"/>
    </style:style>
    <style:style style:name="P10" style:family="paragraph" style:parent-style-name="Text_20_body" style:list-style-name="List_20_1"/>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text-properties style:font-name="Courier 10 Pitch" fo:font-size="10pt" style:font-size-asian="10pt" style:font-size-complex="10pt"/>
    </style:style>
    <style:style style:name="P14" style:family="paragraph" style:parent-style-name="Text_20_body">
      <style:text-properties style:font-name="Arial"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Heading_20_1" style:list-style-name=""/>
    <style:style style:name="P16" style:family="paragraph" style:parent-style-name="Heading_20_1" style:list-style-name="Numbering_20_1">
      <style:paragraph-properties style:shadow="none"/>
    </style:style>
    <style:style style:name="P17" style:family="paragraph" style:parent-style-name="Heading_20_1" style:list-style-name="Numbering_20_1">
      <style:paragraph-properties fo:break-before="page"/>
    </style:style>
    <style:style style:name="P18" style:family="paragraph" style:parent-style-name="Heading_20_3" style:list-style-name="Numbering_20_1"/>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2" style:list-style-name="Numbering_20_1">
      <style:paragraph-properties fo:margin-top="0.1665in" fo:margin-bottom="0.0835in" fo:keep-with-next="always"/>
    </style:style>
    <style:style style:name="P21" style:family="paragraph" style:parent-style-name="Heading_20_2" style:master-page-name="">
      <style:paragraph-properties fo:margin-top="0.1665in" fo:margin-bottom="0.0835in" style:page-number="auto" fo:background-color="transparent" style:shadow="none" fo:keep-with-next="always">
        <style:tab-stops/>
        <style:background-image/>
      </style:paragraph-properties>
    </style:style>
    <style:style style:name="P22" style:family="paragraph" style:parent-style-name="Heading_20_2" style:list-style-name="Numbering_20_1" style:master-page-name="">
      <style:paragraph-properties fo:margin-top="0.1665in" fo:margin-bottom="0.0835in" style:page-number="auto" fo:background-color="transparent" style:shadow="none" fo:keep-with-next="always">
        <style:tab-stops/>
        <style:background-image/>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3" style:family="text">
      <style:text-properties style:font-name="Arial"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T4" style:family="text">
      <style:text-properties style:font-name="Times New Roman" fo:font-size="12pt" fo:font-style="italic" fo:font-weight="bold" style:font-name-asian="DejaVu Sans" style:font-size-asian="12pt" style:font-style-asian="italic" style:font-weight-asian="normal" style:font-name-complex="DejaVu Sans" style:font-size-complex="12pt" style:font-style-complex="italic" style:font-weight-complex="normal"/>
    </style:style>
    <style:style style:name="T5" style:family="text">
      <style:text-properties style:font-name="Times New Roman" fo:font-size="12pt" fo:font-style="normal" style:font-size-asian="10.5pt" style:font-style-asian="normal" style:font-size-complex="12pt" style:font-style-complex="normal"/>
    </style:style>
    <style:style style:name="T6" style:family="text">
      <style:text-properties style:font-name="Arial1" fo:font-size="14pt" fo:font-style="italic" fo:font-weight="bold" style:font-name-asian="DejaVu Sans" style:font-size-asian="12.25pt" style:font-style-asian="italic" style:font-weight-asian="normal" style:font-name-complex="DejaVu Sans" style:font-size-complex="14pt" style:font-style-complex="italic" style:font-weight-complex="normal"/>
    </style:style>
    <style:style style:name="T7" style:family="text">
      <style:text-properties style:font-name="Arial1"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T8" style:family="text">
      <style:text-properties fo:font-style="normal" style:font-style-asian="normal" style:font-style-complex="normal"/>
    </style:style>
    <style:style style:name="T9" style:family="text">
      <style:text-properties style:font-name="Courier 10 Pitch" fo:font-size="8pt" fo:font-style="italic" style:font-size-asian="8pt" style:font-style-asian="italic" style:font-size-complex="8pt" style:font-style-complex="italic"/>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text:s/>Introduction<text:tab/>2</text:p>
          <text:p text:style-name="P19"><text:s/>2 <text:s/>MongoDB<text:tab/>3</text:p>
          <text:p text:style-name="P23"><text:s/>2.1 <text:s/>Executables <text:tab/>3</text:p>
          <text:p text:style-name="P23"><text:s/>2.2 A Simple MongoDB Setup<text:tab/>3</text:p>
          <text:p text:style-name="P23"><text:s/>2.3 Redundancy and Fail-over<text:tab/>3</text:p>
          <text:p text:style-name="P23"><text:s/>2.4 Indexes<text:tab/>4</text:p>
          <text:p text:style-name="P23"><text:s/>2.5 Sharding<text:tab/>4</text:p>
          <text:p text:style-name="P23"><text:s/>2.6 Sharded MongoDB Setup Example<text:tab/>4</text:p>
          <text:p text:style-name="P19"><text:s/>3 <text:s/>Samson<text:tab/>5</text:p>
          <text:p text:style-name="P23"><text:s/>3.1 Samson modules to extend functionality<text:tab/>5</text:p>
          <text:p text:style-name="P24"><text:s/>3.1.1. XML parser module for Arcanum input data<text:tab/>5</text:p>
          <text:p text:style-name="P24"><text:s/>3.1.2. Geolocation module<text:tab/>5</text:p>
          <text:p text:style-name="P24"><text:s/>3.1.3. MongoDB module<text:tab/>5</text:p>
          <text:p text:style-name="P19"><text:s/>4 <text:s/>Passive Location Pilot<text:tab/>6</text:p>
          <text:p text:style-name="P23"><text:s/>4.1 MongoDB Setup<text:tab/>6</text:p>
          <text:p text:style-name="P23"><text:s/>4.2 Details on the Collections<text:tab/>7</text:p>
          <text:p text:style-name="P23"><text:s/>4.3 Indexing and Sharding<text:tab/>7</text:p>
          <text:p text:style-name="P23"><text:s/>4.4 Splitting collections<text:tab/>8</text:p>
          <text:p text:style-name="P23"><text:s/>4.5 Samson setup<text:tab/>8</text:p>
          <text:p text:style-name="P23"><text:s/>4.6 Arcanum input for Samson<text:tab/>8</text:p>
          <text:p text:style-name="P23"><text:s/>4.7 Expected outcome<text:tab/>8</text:p>
          <text:p text:style-name="P19"><text:s/>5 <text:s/>Test Results<text:tab/>9</text:p>
          <text:p text:style-name="P23"><text:s/>5.1 A first insert and lookup stress test in a single MongoDB node<text:tab/>9</text:p>
          <text:p text:style-name="P23"><text:s/>5.2 Test results for Samson/MongoDB integration<text:tab/>10</text:p>
          <text:p text:style-name="P19"><text:s/>6 <text:s/>Conclusions<text:tab/>12</text:p>
          <text:p text:style-name="P19"><text:s/>7 <text:s/>Remarks<text:tab/>13</text:p>
        </text:index-body>
      </text:table-of-content>
      <text:h text:style-name="P15" text:outline-level="1"/>
      <text:p text:style-name="P1"/>
      <text:list xml:id="list1898563028" text:style-name="Numbering_20_1">
        <text:list-item>
          <text:h text:style-name="P16" text:outline-level="1"><text:s/>Introduction</text:h>
        </text:list-item>
      </text:list>
      <text:p text:style-name="Text_20_body">The Passive Location pilot is a project where all the available information about the <text:span text:style-name="T1">location of users</text:span> is collected, stored and offered as a third party interface. In this pilot, two different technologies will be used: Samson and MongoDB.</text:p>
      <text:p text:style-name="Text_20_body">Samson is a big-data platform developed at Telefónica R&amp;D and it is focused on processing unbounded streams of data but also offering support for batch processing over large data-sets. MongoDB is a document-oriented database with support for sharding.</text:p>
      <text:p text:style-name="Text_20_body">The main idea of the pilot is to collect and transform data using Samson, storing all input and results <text:s/>in MongoDB. Once in MongoDB, the data can be queried getting the last known position of a a user, or some historical positions.</text:p>
      <text:p text:style-name="Text_20_body">Additionally, Samson will execute analytical algorithms on top of the input records in run-time. Finally Samson will be also used to retrieve historical data from MongoDB to run batch analytical processes.</text:p>
      <text:p text:style-name="Text_20_body">The idea of this document is to briefly explain both these technologies and how Samson modules have been developed in order to communicate with MongoDB.</text:p>
      <text:p text:style-name="Text_20_body">Finally, a first test over MongoDB performance is executed generating fake-data and sending to Samson.</text:p>
      <text:p text:style-name="Text_20_body">Some conclusions about MongoDB setup are also displayed.</text:p>
      <text:list xml:id="list1017785620" text:continue-numbering="true" text:style-name="Numbering_20_1">
        <text:list-item>
          <text:h text:style-name="P17" text:outline-level="1"><text:s/>MongoDB</text:h>
        </text:list-item>
      </text:list>
      <text:p text:style-name="Text_20_body">MongoDB is a scalable, high-performance, open source, document-oriented (NoSQL) database, implemented in C++. It manages collections of BSON documents that can be nested in complex hierarchies and still be easy to query and index, which allows many applications to store data in a natural way that matches their native data types and structures.</text:p>
      <text:list xml:id="list1855249186" text:continue-numbering="true" text:style-name="Numbering_20_1">
        <text:list-item>
          <text:list>
            <text:list-item>
              <text:h text:style-name="P20" text:outline-level="2"><text:s/><text:span text:style-name="T2">Executables</text:span> </text:h>
            </text:list-item>
          </text:list>
        </text:list-item>
      </text:list>
      <text:p text:style-name="Text_20_body">MongoDB comes with lots of components and utilities, the most important components being:</text:p>
      <text:list xml:id="list143937679" text:style-name="List_20_1">
        <text:list-item>
          <text:p text:style-name="P10"><text:s/>mongod <text:s text:c="4"/>The database process.</text:p>
        </text:list-item>
        <text:list-item>
          <text:p text:style-name="P10"><text:s/>mongos <text:s text:c="4"/>Sharding controller.</text:p>
        </text:list-item>
        <text:list-item>
          <text:p text:style-name="P10"><text:s/>mongo <text:s text:c="5"/>The database shell (uses interactive JavaScript).</text:p>
        </text:list-item>
      </text:list>
      <text:p text:style-name="Text_20_body"/>
      <text:p text:style-name="Text_20_body"><text:s/>Using these three components, any MongoDB configuration can be setup and tested.</text:p>
      <text:list xml:id="list1372811906" text:continue-list="list1855249186" text:style-name="Numbering_20_1">
        <text:list-item>
          <text:list>
            <text:list-item>
              <text:h text:style-name="P21" text:outline-level="2">A <text:span text:style-name="T2">Simple</text:span> <text:span text:style-name="T3">MongoDB</text:span> Setup</text:h>
            </text:list-item>
          </text:list>
        </text:list-item>
      </text:list>
      <text:p text:style-name="Text_20_body">The first tests were performed using one single MongoDB server. This is a very simple setup and all that is needed is to execute a 'mongod' process in the machine supposed to serve the database.</text:p>
      <text:p text:style-name="Text_20_body">Apart from MongoDB, a simple test program, especially implemented for this test was used. This test program is able to run in two different modes, either inserting data to a collection in a database of MongoDB, or querying the database.</text:p>
      <text:p text:style-name="Text_20_body">To run a single server database:</text:p>
      <text:p text:style-name="P2">$ mkdir /data/db <text:s/># create the directory where the data is to be stored - configurable, of course ...</text:p>
      <text:p text:style-name="P2">$ ./mongod</text:p>
      <text:p text:style-name="Text_20_body"/>
      <text:p text:style-name="Text_20_body">The mongo JavaScript shell connects to localhost and test database by default:</text:p>
      <text:p text:style-name="P2">$ ./mongo</text:p>
      <text:p text:style-name="P2">&gt; help</text:p>
      <text:p text:style-name="P5">The test program, to exercise MongoDB is executed in two instances, one for inserting data and the other to send queries to MongoDB.</text:p>
      <text:list xml:id="list414926349" text:continue-numbering="true" text:style-name="Numbering_20_1">
        <text:list-item>
          <text:list>
            <text:list-item>
              <text:h text:style-name="P22" text:outline-level="2"><text:span text:style-name="T6">Redundancy</text:span><text:span text:style-name="T4"> </text:span><text:span text:style-name="T7">and Fail-over</text:span></text:h>
            </text:list-item>
          </text:list>
        </text:list-item>
      </text:list>
      <text:p text:style-name="Text_20_body">In order to protect the MongoDB data against node failure, any number of secondary <text:span text:style-name="T1">mongod</text:span> processes can be used,standing by to take over the execution in case the primary <text:span text:style-name="T1">mongod</text:span> process fails. In MongoDB this concept is referred to as <text:span text:style-name="T1">Replica Sets</text:span>.</text:p>
      <text:p text:style-name="Text_20_body">To pick a primary, voting is used and at least three participants are necessary to be able to vote. Each of these secondary <text:span text:style-name="T1">mongod</text:span> processes should of course be running in separate computers, and this naturally adds to the total cost of the platform. Fortunately, MongoDB supports a concept called <text:soft-page-break/><text:span text:style-name="T1">Arbiter</text:span> for this, so there is no need to 'waste' <text:span text:style-name="T1">three</text:span> different nodes per replica set.</text:p>
      <text:p text:style-name="Text_20_body">Arbiters are nodes in a replica set that only participate in elections: they don't have a copy of the data and will never become the primary node (or even a readable secondary). They are mainly useful for breaking ties during elections (e.g. if a set only has two members).</text:p>
      <text:p text:style-name="Text_20_body">Depending on how severe data-loss would be, it is normally enough to have a single backup node, accompanied by an arbiter, which doesn't need a separate machine. Various arbiters could run on a single server, even if this would make the platform a bit more vulnerable.</text:p>
      <text:p text:style-name="Text_20_body">[ In this pilot, the Samson nodes can be used as Arbiters, there are enough Samson nodes to run a single Arbiter in each Samson node ]</text:p>
      <text:list xml:id="list989919362" text:continue-numbering="true" text:style-name="Numbering_20_1">
        <text:list-item>
          <text:list>
            <text:list-item>
              <text:h text:style-name="Heading_20_2" text:outline-level="2">Indexes</text:h>
            </text:list-item>
          </text:list>
        </text:list-item>
      </text:list>
      <text:p text:style-name="Text_20_body">Indexes enhance query performance, often dramatically. Indexes in MongoDB are conceptually similar to those in RDBMSes like MySQL. The selection of the field/fields for the indexation is very important, making sure the fields to be used in the most common queries are a part of the index key.</text:p>
      <text:list xml:id="list962036615" text:continue-numbering="true" text:style-name="Numbering_20_1">
        <text:list-item>
          <text:list>
            <text:list-item>
              <text:h text:style-name="Heading_20_2" text:outline-level="2">Sharding</text:h>
            </text:list-item>
          </text:list>
        </text:list-item>
      </text:list>
      <text:p text:style-name="Text_20_body">To increase MongoDB performance, a collection can be distributed among various nodes (computers). This concept has received the name <text:span text:style-name="T1">sharding</text:span> and has the advantage that inserts and queries are distributed over a number of nodes and are thus faster.</text:p>
      <text:list xml:id="list1175112224" text:continue-numbering="true" text:style-name="Numbering_20_1">
        <text:list-item>
          <text:list>
            <text:list-item>
              <text:h text:style-name="Heading_20_2" text:outline-level="2">Sharded MongoDB Setup Example</text:h>
            </text:list-item>
          </text:list>
        </text:list-item>
      </text:list>
      <text:p text:style-name="Text_20_body">The second, more complete test of MongoDB performance were performed using the Samson platform, including the MongoDB module implemented for the Passive Location Pilot.</text:p>
      <text:p text:style-name="Text_20_body">For the MongoDB setup, four computers were used, forming a sharded cluster while another four computers were running the Samson platform. In a fifth computer, the necessary Samson tools was executed to initiate the tests:</text:p>
      <text:list xml:id="list465619334" text:continue-list="list143937679" text:style-name="List_20_1">
        <text:list-item>
          <text:p text:style-name="P10">delilah<text:tab/><text:tab/><text:tab/><text:tab/>the Samson console</text:p>
        </text:list-item>
        <text:list-item>
          <text:p text:style-name="P10">passiveLocationPush<text:tab/><text:tab/>a tool to inject fake but syntactically correct data to the pilot </text:p>
        </text:list-item>
      </text:list>
      <text:p text:style-name="Text_20_body"/>
      <text:p text:style-name="Text_20_body">The details of this setup is beyond the scope of this document.</text:p>
      <text:list xml:id="list1377788635" text:continue-list="list1175112224" text:style-name="Numbering_20_1">
        <text:list-item>
          <text:h text:style-name="P17" text:outline-level="1"><text:s/>Samson</text:h>
        </text:list-item>
      </text:list>
      <text:p text:style-name="P4">Samson is a modular platform able to execute third-party modules as a part of the platform. These modules are compiled as separate shared libraries and Samson links to them in run-time. This mechanism has been used to implement Samson modules that connect Samson with MongoDB in a seamless manner.</text:p>
      <text:p text:style-name="P4">The idea with these Samson-MongoDB modules is to not include any MongoDB administration into Samson, but merely use the databases and collections that a Samson-user inputs as parameters to the platform. All MongoDB administration and decision, such as use shards, will be done outside of Samson, using standard MongoDB tools.</text:p>
      <text:list xml:id="list605043840" text:continue-numbering="true" text:style-name="Numbering_20_1">
        <text:list-item>
          <text:list>
            <text:list-item>
              <text:h text:style-name="Heading_20_2" text:outline-level="2">Samson modules to extend functionality</text:h>
              <text:list>
                <text:list-item>
                  <text:h text:style-name="P18" text:outline-level="3">XML parser module for Arcanum input data</text:h>
                </text:list-item>
              </text:list>
            </text:list-item>
          </text:list>
        </text:list-item>
      </text:list>
      <text:p text:style-name="Text_20_body">The incoming data from Arcanum is in XML format and each record occupies around 600 bytes of plain ASCII. In order for Samson to extract the interesting part of these records, a parser must be used. This parser will be implemented as a Samson module and the incoming 600 bytes of ASCII data is converted to around 20 bytes of binary data.</text:p>
      <text:list xml:id="list1368832613" text:continue-numbering="true" text:style-name="Numbering_20_1">
        <text:list-item>
          <text:list>
            <text:list-item>
              <text:list>
                <text:list-item>
                  <text:h text:style-name="P18" text:outline-level="3">Geo-location module</text:h>
                </text:list-item>
              </text:list>
            </text:list-item>
          </text:list>
        </text:list-item>
      </text:list>
      <text:p text:style-name="Text_20_body">The identifier of the cell towers must be directly converted to Latitude and Longitude coordinates as cell tower identifiers may change over time. Thus, it is not enough to save the cell tower identifier for later translation to geo-location coordinates. A Samson module has been implemented to translate a cell tower identifier to these coordinates, according to input tables provided by XXX. These input tables may of course change over time, but no information is lost as each document in MongoDB saves the coordinates (in the moment of the event) as well as the cell tower identifier.</text:p>
      <text:p text:style-name="Text_20_body">This operation is a JOIN between the input data from the "XML parser" and the cell catalogue. The advantage of using Samson is that this JOIN is executed automatically in a continuous way.</text:p>
      <text:p text:style-name="Text_20_body">See Samson documentation for more details about running stream-reduce operations.</text:p>
      <text:list xml:id="list176395009" text:continue-numbering="true" text:style-name="Numbering_20_1">
        <text:list-item>
          <text:list>
            <text:list-item>
              <text:list>
                <text:list-item>
                  <text:h text:style-name="P18" text:outline-level="3">MongoDB module</text:h>
                </text:list-item>
              </text:list>
            </text:list-item>
          </text:list>
        </text:list-item>
      </text:list>
      <text:p text:style-name="Text_20_body">Samson needs a module to connect to and insert documents in MongoDB.</text:p>
      <text:p text:style-name="Text_20_body">The MongoDB databases to be used by Samson must be configured outside Samson, concerning creation of the databases, creation of the collections and their corresponding indexes and sharding keys.</text:p>
      <text:p text:style-name="Text_20_body">In this first approach, we are considering exporting records to MongoDB in real-time. This means that we push input records (previously parsed and enriched with latitude-longitude with previous operations ) to MongoDB directly. To this end, we have developed a simple map operation (see Samson doc).</text:p>
      <text:p text:style-name="Text_20_body">Depending on the results, we may implement this buffering more or less data in SAMSON before pushing it to MongoDB.</text:p>
      <text:p text:style-name="Text_20_body">For more details on the implementation of this module, please refer to sub-chapters <text:reference-ref text:reference-format="chapter" text:ref-name="MongoDB Setup">4.1</text:reference-ref>and <text:reference-ref text:reference-format="chapter" text:ref-name="Details on the Collections">4.2</text:reference-ref>.</text:p>
      <text:list xml:id="list2066141516" text:continue-numbering="true" text:style-name="Numbering_20_1">
        <text:list-item>
          <text:h text:style-name="P17" text:outline-level="1"><text:s/>Passive Location Pilot</text:h>
        </text:list-item>
      </text:list>
      <text:p text:style-name="Text_20_body">The hardware to be used for the pilot are 13 nodes of <text:span text:style-name="T1">DELL PowerEdge R510</text:span>:</text:p>
      <text:list xml:id="list560819980" text:continue-list="list465619334" text:style-name="List_20_1">
        <text:list-item>
          <text:p text:style-name="P10">Dual CPU Intel Xeon E5620 (2.40GHz)</text:p>
        </text:list-item>
        <text:list-item>
          <text:p text:style-name="P10">24Gb of RAM</text:p>
        </text:list-item>
        <text:list-item>
          <text:p text:style-name="P10">2 Tb of Hard disk (SATA, 3.5-in, 7.2K RPM)</text:p>
        </text:list-item>
        <text:list-item>
          <text:p text:style-name="P10">Red Hat Enterprise Linux 6.0 (which may be changed for a newer version)</text:p>
        </text:list-item>
        <text:list-item>
          <text:p text:style-name="P10">Raid 5 (Raid 10 should be considered – that's what the good people at 10gen recommends)</text:p>
        </text:list-item>
      </text:list>
      <text:p text:style-name="Text_20_body"/>
      <text:p text:style-name="Text_20_body">The 13 nodes will be used:</text:p>
      <text:list xml:id="list1966352531" text:continue-numbering="true" text:style-name="List_20_1">
        <text:list-item>
          <text:p text:style-name="P10">Eight nodes for MongoDB (probably in two different MongoDB clusters)</text:p>
        </text:list-item>
        <text:list-item>
          <text:p text:style-name="P10">Five nodes for the Samson cluster</text:p>
        </text:list-item>
      </text:list>
      <text:p text:style-name="Text_20_body">The Samson setup is pretty straightforward, all five nodes will simple form the Samson cluster, while the MongoDB cluster can be chosen in a number of ways, the most important factor being whether using replica-sets or not.</text:p>
      <text:list xml:id="list1974833658" text:continue-list="list2066141516" text:style-name="Numbering_20_1">
        <text:list-item>
          <text:list>
            <text:list-item>
              <text:h text:style-name="Heading_20_2" text:outline-level="2"><text:reference-mark text:name="MongoDB Setup"/>MongoDB Setup</text:h>
            </text:list-item>
          </text:list>
        </text:list-item>
      </text:list>
      <text:p text:style-name="Text_20_body">For the Passive Location pilot, eight nodes will be used for the MongoDB cluster.</text:p>
      <text:p text:style-name="Text_20_body">There are two collections for the pilot:</text:p>
      <text:list xml:id="list250524196" text:continue-list="list1966352531" text:style-name="List_20_1">
        <text:list-item>
          <text:p text:style-name="P10">History<text:tab/><text:tab/><text:tab/>all incoming records</text:p>
        </text:list-item>
        <text:list-item>
          <text:p text:style-name="P10">Last Known Location<text:tab/><text:tab/>only the newest record for each user</text:p>
        </text:list-item>
      </text:list>
      <text:p text:style-name="Text_20_body">The most queried collection will without doubt be the 'Last Known Location' for the users and it makes sense to separate this collection to a separate MongoDB cluster. Also, as this data is just a subset of the 'History' collection, there is no real need to replicate it.</text:p>
      <text:p text:style-name="Text_20_body">In case replicated MongoDB servers are needed (to assure no loss of data), a sharded cluster of three backed-up nodes would be used for the 'History' database (a total of six nodes) and the remaining two nodes would be used as a sharded cluster for the 'Last Known Location' database.</text:p>
      <text:p text:style-name="Text_20_body">As mentioned earlier, using only one secondary node per replica set, an arbiter is needed for each replica set. The Samson nodes could be used to run the arbiters.</text:p>
      <text:p text:style-name="Text_20_body">The 'mongos' and config servers will run in the same nodes as the 'mongod' processes. 10Gen recommends using three config servers, so that is what we'll do ...</text:p>
      <text:p text:style-name="Text_20_body">If replication isn't needed, all six remaining nodes would be used for the 'History' database.</text:p>
      <text:p text:style-name="Text_20_body">The above statements should be considered a recommendation and extensive testing would be needed to assure the optimal configuration.</text:p>
      <text:p text:style-name="Text_20_body"><text:span text:style-name="T8"><text:tab/>[</text:span><text:span text:style-name="T1"> Perhaps more that two nodes should be used for 'Last Known Location' <text:s/>... </text:span><text:span text:style-name="T8">]</text:span></text:p>
      <text:list xml:id="list595259578" text:continue-list="list1974833658" text:style-name="Numbering_20_1">
        <text:list-item>
          <text:list>
            <text:list-item>
              <text:h text:style-name="Heading_20_2" text:outline-level="2"><text:soft-page-break/><text:reference-mark text:name="Details on the Collections"/><text:span text:style-name="T8">Details on the Collections</text:span></text:h>
            </text:list-item>
          </text:list>
        </text:list-item>
      </text:list>
      <text:p text:style-name="P4">Both collections will contain only one single type of documents and the documents will have five fields:</text:p>
      <text:list xml:id="list70588342" text:continue-list="list250524196" text:style-name="List_20_1">
        <text:list-item>
          <text:p text:style-name="P10">UserId (EMEI)</text:p>
        </text:list-item>
        <text:list-item>
          <text:p text:style-name="P10">Cell Tower ID</text:p>
        </text:list-item>
        <text:list-item>
          <text:p text:style-name="P10">Timestamp</text:p>
        </text:list-item>
        <text:list-item>
          <text:p text:style-name="P10">Latitude</text:p>
        </text:list-item>
        <text:list-item>
          <text:p text:style-name="P10">Longitude</text:p>
        </text:list-item>
      </text:list>
      <text:p text:style-name="P4"/>
      <text:p text:style-name="P4">In the 'Last Known Location' collection, for the special field '_id', the UserId will be used. The same thing could be done for the 'History' collection as well, bet there is a special reason for it in the latter case:</text:p>
      <text:p text:style-name="P4">In MongoDB, there exists a 'conditional upsert' command, which will be used in the 'Last Known Location' collection in the following way (pseudo code):</text:p>
      <text:p text:style-name="P3">db.LastKnownLocation.update({ _id:&lt;ID&gt;, T : { $lt: &lt;TS&gt; }}, { _id:&lt;ID&gt;, T:&lt;TS&gt;, C:1, X:1, Y:1 }, true)</text:p>
      <text:p text:style-name="Text_20_body"><text:span text:style-name="T5">The first parameter to update (</text:span><text:span text:style-name="T9">{_id:&lt;ID&gt;, T : { $lt: &lt;TS&gt; }})</text:span><text:span text:style-name="T5">), the condition, makes sure the update is only performed if the identity is the same and if the timestamp of the document in the collection is less than the timestamp of the document to replace it.</text:span></text:p>
      <text:p text:style-name="P6">The second parameter is the new contents of the document and the third parameter ensures that the document is inserted if not found.</text:p>
      <text:p text:style-name="P6">Now, trying to update a document of this kind when there is already another document with the same identifier but with a newer timestamp, the condition will evaluate to false (no such document found) and an attempt to insert it (thanks to 'true' in the third parameter) but as a document with the very same _id already exists, the insert will fail and that's just what we want.</text:p>
      <text:list xml:id="list1945953574" text:continue-list="list595259578" text:style-name="Numbering_20_1">
        <text:list-item>
          <text:list>
            <text:list-item>
              <text:h text:style-name="Heading_20_2" text:outline-level="2">Indexing and Sharding</text:h>
            </text:list-item>
          </text:list>
        </text:list-item>
      </text:list>
      <text:p text:style-name="Text_20_body">The searches in the collections will probably always be based on UserId, so it is important to distribute the records of a single user over all the nodes in the shard, to gain performance in searches. If only UserId is used as shard key, all records of a single user would reside on a single node, so this is not an option.</text:p>
      <text:p text:style-name="Text_20_body">As <text:span text:style-name="T1">sharding key</text:span>, a combination of <text:span text:style-name="T1">UserId</text:span> and <text:span text:style-name="T1">Timestamp</text:span> seems like the most optimal choice. Timestamp is included to avoid that all records of a single user are stored on a single MongoDB node. Distributing the records for a user has the advantage that searches on that UserId are distributed over a number of MongoDB nodes and are thus faster (running in parallel in a number of nodes). Also, a shard key like this should ensure a well-balanced database.</text:p>
      <text:p text:style-name="Text_20_body">As index, just <text:span text:style-name="T1">UserId</text:span> will be used as key. Searches and updates in the 'Last Known Location' collection will be much faster thanks to the index.</text:p>
      <text:p text:style-name="Text_20_body">[ Indexes make inserts slower (around 100% slower) so it is a pity we cannot skip the index for the 'History' database, but as searches will be performed also in this collection, we don't have much of a choice … ]</text:p>
      <text:list xml:id="list1990162100" text:continue-numbering="true" text:style-name="Numbering_20_1">
        <text:list-item>
          <text:list>
            <text:list-item>
              <text:h text:style-name="Heading_20_2" text:outline-level="2"><text:soft-page-break/>Splitting collections</text:h>
            </text:list-item>
          </text:list>
        </text:list-item>
      </text:list>
      <text:p text:style-name="Text_20_body">The larger a collection gets, the longer time inserts and searches take. This is not difficult to understand … But, knowing this, an easy way to gain throughput would be to split the collections (at least the 'History' collection that will grow very big) in time frames, for example saving the data of each month as a separate collection (or even down to days). The obvious advantage is that throughput is gained but there is also a catch … The implementation gets a little more complicated, as the collection used for insertion much be changed when the month/day changes. This is really not a problem; it is implemented once in the Samson modules and that's it. A bigger problem is that to search the entire collection, more than one search must be performed, one for each of the 'time-frame-splitted' collections and the outputs have to be merged into a single output.</text:p>
      <text:p text:style-name="Text_20_body">This 'collection splitting method' will be used <text:span text:style-name="T1">only if needed</text:span>, depending on the throughput that the platform gives.</text:p>
      <text:list xml:id="list1231384013" text:continue-numbering="true" text:style-name="Numbering_20_1">
        <text:list-item>
          <text:list>
            <text:list-item>
              <text:h text:style-name="Heading_20_2" text:outline-level="2">Samson setup</text:h>
            </text:list-item>
          </text:list>
        </text:list-item>
      </text:list>
      <text:p text:style-name="Text_20_body">The Samson cluster will run in five nodes, all of which will connect to MongoDB and do inserts/updates to both MongoDB collections, via the Samson modules specifically implemented for this purpose.</text:p>
      <text:list xml:id="list535259073" text:continue-numbering="true" text:style-name="Numbering_20_1">
        <text:list-item>
          <text:list>
            <text:list-item>
              <text:h text:style-name="Heading_20_2" text:outline-level="2">Arcanum input for Samson</text:h>
            </text:list-item>
          </text:list>
        </text:list-item>
      </text:list>
      <text:p text:style-name="Text_20_body">The data that is injected in Samson from ARCANUM is in XML form and needs to be parsed in order to extract the relevant data, which for one single record consists of the following fields:</text:p>
      <text:list xml:id="list891586513" text:continue-list="list70588342" text:style-name="List_20_1">
        <text:list-item>
          <text:p text:style-name="P10">UserId (EMEI)</text:p>
        </text:list-item>
        <text:list-item>
          <text:p text:style-name="P10">Cell tower ID – to be translated to Longitude and Latitude coordinates</text:p>
        </text:list-item>
        <text:list-item>
          <text:p text:style-name="P10">Timestamp</text:p>
        </text:list-item>
      </text:list>
      <text:p text:style-name="Text_20_body">As mentioned, a special Samson module will be used to parse the input Arcanum data.</text:p>
      <text:list xml:id="list662869452" text:continue-list="list535259073" text:style-name="Numbering_20_1">
        <text:list-item>
          <text:list>
            <text:list-item>
              <text:h text:style-name="Heading_20_2" text:outline-level="2">Expected outcome</text:h>
            </text:list-item>
          </text:list>
        </text:list-item>
      </text:list>
      <text:p text:style-name="Text_20_body">The maximum desired accessibility for the passive location pilot with O2 UK is for the Samson platform to be able to store 40k location input events per second in MongoDB and at the same time being able to serve at least a hundred queries per second. Two separate database tables (in MongoDB the corresponding concept is 'collections') will be used for this purpose.</text:p>
      <text:p text:style-name="Text_20_body">The first of these MongoDB collections (the 'History' collection) will hold the raw input (but stripped down to only contain the relevant data, of course), while the second ('Last Known Location') will hold only one record (the corresponding MongoDB concept is 'document') per user/cell phone number, describing the last known location of this subscriber.</text:p>
      <text:list xml:id="list849126657" text:continue-numbering="true" text:style-name="Numbering_20_1">
        <text:list-item>
          <text:h text:style-name="P17" text:outline-level="1"><text:s/>Test Results</text:h>
        </text:list-item>
      </text:list>
      <text:p text:style-name="Text_20_body">Two different setups has been used to extract sufficient test results for this 'proof-of-concept':</text:p>
      <text:list xml:id="list573163062" text:style-name="L1">
        <text:list-item>
          <text:p text:style-name="P11">One simple setup with only one MongoDB node, used with an external tool to upload data to MongoDB and to at the same time querying that same collection. The idea behind this simple test is to verify how much load a single (non-sharded) MongoDB node is able to cope with, at the same time as querying is performed against that collection. This may not be 100% relevant as main part of the queries will be against the database/collection that contains only the 'last known location' of each of the users in the pilot. However, the test gives us an initial idea on how many shards we will need to cope with 40000 KVs/s and 100 qps.</text:p>
        </text:list-item>
        <text:list-item>
          <text:p text:style-name="P11">The second setup is as close to the real pilot setup as possible - four Samson nodes and five MongoDB nodes and all data uploads are executed using the Samson-MongoDB module implemented for the passive location pilot. The MongoDB secondary nodes aren't even started, and we must bear in mind that the replication of the data will slow down the entire system.</text:p>
        </text:list-item>
      </text:list>
      <text:p text:style-name="Text_20_body"/>
      <text:list xml:id="list1019878304" text:continue-list="list849126657" text:style-name="Numbering_20_1">
        <text:list-item>
          <text:list>
            <text:list-item>
              <text:h text:style-name="Heading_20_2" text:outline-level="2">A first insert and lookup stress test in a single MongoDB node</text:h>
            </text:list-item>
          </text:list>
        </text:list-item>
      </text:list>
      <text:p text:style-name="P7">The throughput tests were performed using the simple setup, with a single 'mongod' process. We're assuming that each shard will add more or less this same throughput.</text:p>
      <text:p text:style-name="P7">The table below describes the number of queries per second at different insertion rates and starting with different sizes of the collection that is at the same time both inserted into and queried.</text:p>
      <text:p text:style-name="P7">For the first row of the table, the collection was first injected with 207 million key-value pairs and without any simultaneous inserts, a throughput of 56 queries per second was achieved. When injecting 40 new key-values per second, the responsiveness surprisingly went up to 58 queries per second. However, 40 queries per second is not very much and this strange result is probably just fluctuations ...</text:p>
      <text:p text:style-name="P9">Table 1. Test Results For the Simple Setup</text:p>
      <table:table table:name="TestResultsOfSimpleSetup" table:style-name="TestResultsOfSimpleSetup">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J"/>
        <table:table-header-rows>
          <table:table-row>
            <table:table-cell table:style-name="TestResultsOfSimpleSetup.A1" office:value-type="string">
              <text:p text:style-name="Table_20_Heading">rate</text:p>
            </table:table-cell>
            <table:table-cell table:style-name="TestResultsOfSimpleSetup.B1" table:number-rows-spanned="2" office:value-type="float" office:value="0">
              <text:p text:style-name="Table_20_Heading">0</text:p>
            </table:table-cell>
            <table:table-cell table:style-name="TestResultsOfSimpleSetup.B1" table:number-rows-spanned="2" office:value-type="float" office:value="40">
              <text:p text:style-name="Table_20_Heading">40</text:p>
            </table:table-cell>
            <table:table-cell table:style-name="TestResultsOfSimpleSetup.B1" table:number-rows-spanned="2" office:value-type="float" office:value="80">
              <text:p text:style-name="Table_20_Heading">80</text:p>
            </table:table-cell>
            <table:table-cell table:style-name="TestResultsOfSimpleSetup.B1" table:number-rows-spanned="2" office:value-type="float" office:value="200">
              <text:p text:style-name="Table_20_Heading">200</text:p>
            </table:table-cell>
            <table:table-cell table:style-name="TestResultsOfSimpleSetup.B1" table:number-rows-spanned="2" office:value-type="float" office:value="400">
              <text:p text:style-name="Table_20_Heading">400</text:p>
            </table:table-cell>
            <table:table-cell table:style-name="TestResultsOfSimpleSetup.B1" table:number-rows-spanned="2" office:value-type="float" office:value="800">
              <text:p text:style-name="Table_20_Heading">800</text:p>
            </table:table-cell>
            <table:table-cell table:style-name="TestResultsOfSimpleSetup.B1" table:number-rows-spanned="2" office:value-type="float" office:value="4000">
              <text:p text:style-name="Table_20_Heading">4000</text:p>
            </table:table-cell>
            <table:table-cell table:style-name="TestResultsOfSimpleSetup.B1" table:number-rows-spanned="2" office:value-type="float" office:value="8000">
              <text:p text:style-name="Table_20_Heading">8000</text:p>
            </table:table-cell>
            <table:table-cell table:style-name="TestResultsOfSimpleSetup.J1" table:number-rows-spanned="2" office:value-type="float" office:value="16000">
              <text:p text:style-name="Table_20_Heading">16000</text:p>
            </table:table-cell>
          </table:table-row>
        </table:table-header-rows>
        <table:table-row>
          <table:table-cell table:style-name="TestResultsOfSimpleSetup.A2" office:value-type="string">
            <text:p text:style-name="Table_20_Heading">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estResultsOfSimpleSetup.A2" office:value-type="string">
            <text:p text:style-name="Table_20_Contents">207M</text:p>
          </table:table-cell>
          <table:table-cell table:style-name="TestResultsOfSimpleSetup.B3" office:value-type="float" office:value="56">
            <text:p text:style-name="P8">56</text:p>
          </table:table-cell>
          <table:table-cell table:style-name="TestResultsOfSimpleSetup.B3" office:value-type="float" office:value="58">
            <text:p text:style-name="P8">58</text:p>
          </table:table-cell>
          <table:table-cell table:style-name="TestResultsOfSimpleSetup.B3" office:value-type="float" office:value="64">
            <text:p text:style-name="P8">64</text:p>
          </table:table-cell>
          <table:table-cell table:style-name="TestResultsOfSimpleSetup.E3" office:value-type="string">
            <text:p text:style-name="P8">-</text:p>
          </table:table-cell>
          <table:table-cell table:style-name="TestResultsOfSimpleSetup.E3" office:value-type="string">
            <text:p text:style-name="P8">-</text:p>
          </table:table-cell>
          <table:table-cell table:style-name="TestResultsOfSimpleSetup.E3" office:value-type="string">
            <text:p text:style-name="P8">-</text:p>
          </table:table-cell>
          <table:table-cell table:style-name="TestResultsOfSimpleSetup.E3" office:value-type="string">
            <text:p text:style-name="P8">-</text:p>
          </table:table-cell>
          <table:table-cell table:style-name="TestResultsOfSimpleSetup.E3" office:value-type="string">
            <text:p text:style-name="P8">X</text:p>
          </table:table-cell>
          <table:table-cell table:style-name="TestResultsOfSimpleSetup.J3" office:value-type="string">
            <text:p text:style-name="P8">X</text:p>
          </table:table-cell>
        </table:table-row>
        <table:table-row>
          <table:table-cell table:style-name="TestResultsOfSimpleSetup.A2" office:value-type="string">
            <text:p text:style-name="Table_20_Contents">103M</text:p>
          </table:table-cell>
          <table:table-cell table:style-name="TestResultsOfSimpleSetup.B3" office:value-type="float" office:value="2790">
            <text:p text:style-name="P8">2790</text:p>
          </table:table-cell>
          <table:table-cell table:style-name="TestResultsOfSimpleSetup.B3" office:value-type="float" office:value="2760">
            <text:p text:style-name="P8">2760</text:p>
          </table:table-cell>
          <table:table-cell table:style-name="TestResultsOfSimpleSetup.B3" office:value-type="float" office:value="2750">
            <text:p text:style-name="P8">2750</text:p>
          </table:table-cell>
          <table:table-cell table:style-name="TestResultsOfSimpleSetup.E3" office:value-type="string">
            <text:p text:style-name="P8">-</text:p>
          </table:table-cell>
          <table:table-cell table:style-name="TestResultsOfSimpleSetup.E3" office:value-type="string">
            <text:p text:style-name="P8">-</text:p>
          </table:table-cell>
          <table:table-cell table:style-name="TestResultsOfSimpleSetup.E3" office:value-type="string">
            <text:p text:style-name="P8">-</text:p>
          </table:table-cell>
          <table:table-cell table:style-name="TestResultsOfSimpleSetup.E3" office:value-type="string">
            <text:p text:style-name="P8">-</text:p>
          </table:table-cell>
          <table:table-cell table:style-name="TestResultsOfSimpleSetup.E3" office:value-type="string">
            <text:p text:style-name="P8">X</text:p>
          </table:table-cell>
          <table:table-cell table:style-name="TestResultsOfSimpleSetup.J3" office:value-type="string">
            <text:p text:style-name="P8">X</text:p>
          </table:table-cell>
        </table:table-row>
        <table:table-row>
          <table:table-cell table:style-name="TestResultsOfSimpleSetup.A2" office:value-type="string">
            <text:p text:style-name="Table_20_Contents">69M</text:p>
          </table:table-cell>
          <table:table-cell table:style-name="TestResultsOfSimpleSetup.B3" office:value-type="float" office:value="2900">
            <text:p text:style-name="P8">2900</text:p>
          </table:table-cell>
          <table:table-cell table:style-name="TestResultsOfSimpleSetup.B3" office:value-type="float" office:value="2900">
            <text:p text:style-name="P8">2900</text:p>
          </table:table-cell>
          <table:table-cell table:style-name="TestResultsOfSimpleSetup.B3" office:value-type="float" office:value="3000">
            <text:p text:style-name="P8">3000</text:p>
          </table:table-cell>
          <table:table-cell table:style-name="TestResultsOfSimpleSetup.B3" office:value-type="float" office:value="2800">
            <text:p text:style-name="P8">2800</text:p>
          </table:table-cell>
          <table:table-cell table:style-name="TestResultsOfSimpleSetup.B3" office:value-type="float" office:value="1900">
            <text:p text:style-name="P8">1900</text:p>
          </table:table-cell>
          <table:table-cell table:style-name="TestResultsOfSimpleSetup.B3" office:value-type="float" office:value="1450">
            <text:p text:style-name="P8">1450</text:p>
          </table:table-cell>
          <table:table-cell table:style-name="TestResultsOfSimpleSetup.B3" office:value-type="float" office:value="1050">
            <text:p text:style-name="P8">1050</text:p>
          </table:table-cell>
          <table:table-cell table:style-name="TestResultsOfSimpleSetup.E3" office:value-type="string">
            <text:p text:style-name="P8">X</text:p>
          </table:table-cell>
          <table:table-cell table:style-name="TestResultsOfSimpleSetup.J3" office:value-type="string">
            <text:p text:style-name="P8">X</text:p>
          </table:table-cell>
        </table:table-row>
        <table:table-row>
          <table:table-cell table:style-name="TestResultsOfSimpleSetup.A2" office:value-type="string">
            <text:p text:style-name="Table_20_Contents">52M</text:p>
          </table:table-cell>
          <table:table-cell table:style-name="TestResultsOfSimpleSetup.B3" office:value-type="float" office:value="3200">
            <text:p text:style-name="P8">3200</text:p>
          </table:table-cell>
          <table:table-cell table:style-name="TestResultsOfSimpleSetup.B3" office:value-type="float" office:value="3000">
            <text:p text:style-name="P8">3000</text:p>
          </table:table-cell>
          <table:table-cell table:style-name="TestResultsOfSimpleSetup.B3" office:value-type="float" office:value="2900">
            <text:p text:style-name="P8">2900</text:p>
          </table:table-cell>
          <table:table-cell table:style-name="TestResultsOfSimpleSetup.B3" office:value-type="float" office:value="2900">
            <text:p text:style-name="P8">2900</text:p>
          </table:table-cell>
          <table:table-cell table:style-name="TestResultsOfSimpleSetup.B3" office:value-type="float" office:value="2700">
            <text:p text:style-name="P8">2700</text:p>
          </table:table-cell>
          <table:table-cell table:style-name="TestResultsOfSimpleSetup.B3" office:value-type="float" office:value="2700">
            <text:p text:style-name="P8">2700</text:p>
          </table:table-cell>
          <table:table-cell table:style-name="TestResultsOfSimpleSetup.B3" office:value-type="float" office:value="1500">
            <text:p text:style-name="P8">1500</text:p>
          </table:table-cell>
          <table:table-cell table:style-name="TestResultsOfSimpleSetup.E3" office:value-type="string">
            <text:p text:style-name="P8">X</text:p>
          </table:table-cell>
          <table:table-cell table:style-name="TestResultsOfSimpleSetup.J3" office:value-type="string">
            <text:p text:style-name="P8">X</text:p>
          </table:table-cell>
        </table:table-row>
        <table:table-row>
          <table:table-cell table:style-name="TestResultsOfSimpleSetup.A2" office:value-type="string">
            <text:p text:style-name="Table_20_Contents">41M</text:p>
          </table:table-cell>
          <table:table-cell table:style-name="TestResultsOfSimpleSetup.B3" office:value-type="float" office:value="3000">
            <text:p text:style-name="P8">3000</text:p>
          </table:table-cell>
          <table:table-cell table:style-name="TestResultsOfSimpleSetup.B3" office:value-type="float" office:value="3000">
            <text:p text:style-name="P8">3000</text:p>
          </table:table-cell>
          <table:table-cell table:style-name="TestResultsOfSimpleSetup.B3" office:value-type="float" office:value="2900">
            <text:p text:style-name="P8">2900</text:p>
          </table:table-cell>
          <table:table-cell table:style-name="TestResultsOfSimpleSetup.B3" office:value-type="float" office:value="3000">
            <text:p text:style-name="P8">3000</text:p>
          </table:table-cell>
          <table:table-cell table:style-name="TestResultsOfSimpleSetup.B3" office:value-type="float" office:value="3150">
            <text:p text:style-name="P8">3150</text:p>
          </table:table-cell>
          <table:table-cell table:style-name="TestResultsOfSimpleSetup.B3" office:value-type="float" office:value="3150">
            <text:p text:style-name="P8">3150</text:p>
          </table:table-cell>
          <table:table-cell table:style-name="TestResultsOfSimpleSetup.B3" office:value-type="float" office:value="2950">
            <text:p text:style-name="P8">2950</text:p>
          </table:table-cell>
          <table:table-cell table:style-name="TestResultsOfSimpleSetup.B3" office:value-type="float" office:value="2700">
            <text:p text:style-name="P8">2700</text:p>
          </table:table-cell>
          <table:table-cell table:style-name="TestResultsOfSimpleSetup.J7" office:value-type="float" office:value="1700">
            <text:p text:style-name="P8">1700</text:p>
          </table:table-cell>
        </table:table-row>
        <table:table-row>
          <table:table-cell table:style-name="TestResultsOfSimpleSetup.A2" office:value-type="string">
            <text:p text:style-name="Table_20_Contents">21M</text:p>
          </table:table-cell>
          <table:table-cell table:style-name="TestResultsOfSimpleSetup.B3" office:value-type="float" office:value="3000">
            <text:p text:style-name="P8">3000</text:p>
          </table:table-cell>
          <table:table-cell table:style-name="TestResultsOfSimpleSetup.B3" office:value-type="float" office:value="3050">
            <text:p text:style-name="P8">3050</text:p>
          </table:table-cell>
          <table:table-cell table:style-name="TestResultsOfSimpleSetup.B3" office:value-type="float" office:value="3150">
            <text:p text:style-name="P8">3150</text:p>
          </table:table-cell>
          <table:table-cell table:style-name="TestResultsOfSimpleSetup.B3" office:value-type="float" office:value="3150">
            <text:p text:style-name="P8">3150</text:p>
          </table:table-cell>
          <table:table-cell table:style-name="TestResultsOfSimpleSetup.B3" office:value-type="float" office:value="2950">
            <text:p text:style-name="P8">2950</text:p>
          </table:table-cell>
          <table:table-cell table:style-name="TestResultsOfSimpleSetup.B3" office:value-type="float" office:value="3000">
            <text:p text:style-name="P8">3000</text:p>
          </table:table-cell>
          <table:table-cell table:style-name="TestResultsOfSimpleSetup.B3" office:value-type="float" office:value="2800">
            <text:p text:style-name="P8">2800</text:p>
          </table:table-cell>
          <table:table-cell table:style-name="TestResultsOfSimpleSetup.B3" office:value-type="float" office:value="2500">
            <text:p text:style-name="P8">2500</text:p>
          </table:table-cell>
          <table:table-cell table:style-name="TestResultsOfSimpleSetup.J7" office:value-type="float" office:value="2250">
            <text:p text:style-name="P8">2250</text:p>
          </table:table-cell>
        </table:table-row>
        <table:table-row>
          <table:table-cell table:style-name="TestResultsOfSimpleSetup.A2" office:value-type="string">
            <text:p text:style-name="Table_20_Contents">10M</text:p>
          </table:table-cell>
          <table:table-cell table:style-name="TestResultsOfSimpleSetup.B3" office:value-type="float" office:value="3000">
            <text:p text:style-name="P8">3000</text:p>
          </table:table-cell>
          <table:table-cell table:style-name="TestResultsOfSimpleSetup.B3" office:value-type="float" office:value="3050">
            <text:p text:style-name="P8">3050</text:p>
          </table:table-cell>
          <table:table-cell table:style-name="TestResultsOfSimpleSetup.B3" office:value-type="float" office:value="3050">
            <text:p text:style-name="P8">3050</text:p>
          </table:table-cell>
          <table:table-cell table:style-name="TestResultsOfSimpleSetup.B3" office:value-type="float" office:value="3050">
            <text:p text:style-name="P8">3050</text:p>
          </table:table-cell>
          <table:table-cell table:style-name="TestResultsOfSimpleSetup.B3" office:value-type="float" office:value="3100">
            <text:p text:style-name="P8">3100</text:p>
          </table:table-cell>
          <table:table-cell table:style-name="TestResultsOfSimpleSetup.B3" office:value-type="float" office:value="3150">
            <text:p text:style-name="P8">3150</text:p>
          </table:table-cell>
          <table:table-cell table:style-name="TestResultsOfSimpleSetup.B3" office:value-type="float" office:value="3000">
            <text:p text:style-name="P8">3000</text:p>
          </table:table-cell>
          <table:table-cell table:style-name="TestResultsOfSimpleSetup.B3" office:value-type="float" office:value="2850">
            <text:p text:style-name="P8">2850</text:p>
          </table:table-cell>
          <table:table-cell table:style-name="TestResultsOfSimpleSetup.J7" office:value-type="float" office:value="2100">
            <text:p text:style-name="P8">2100</text:p>
          </table:table-cell>
        </table:table-row>
        <table:table-row>
          <table:table-cell table:style-name="TestResultsOfSimpleSetup.A2" office:value-type="string">
            <text:p text:style-name="Table_20_Contents">2M</text:p>
          </table:table-cell>
          <table:table-cell table:style-name="TestResultsOfSimpleSetup.B3" office:value-type="float" office:value="3150">
            <text:p text:style-name="P8">3150</text:p>
          </table:table-cell>
          <table:table-cell table:style-name="TestResultsOfSimpleSetup.B3" office:value-type="float" office:value="3150">
            <text:p text:style-name="P8">3150</text:p>
          </table:table-cell>
          <table:table-cell table:style-name="TestResultsOfSimpleSetup.B3" office:value-type="float" office:value="3180">
            <text:p text:style-name="P8">3180</text:p>
          </table:table-cell>
          <table:table-cell table:style-name="TestResultsOfSimpleSetup.B3" office:value-type="float" office:value="3100">
            <text:p text:style-name="P8">3100</text:p>
          </table:table-cell>
          <table:table-cell table:style-name="TestResultsOfSimpleSetup.B3" office:value-type="float" office:value="3050">
            <text:p text:style-name="P8">3050</text:p>
          </table:table-cell>
          <table:table-cell table:style-name="TestResultsOfSimpleSetup.B3" office:value-type="float" office:value="3125">
            <text:p text:style-name="P8">3125</text:p>
          </table:table-cell>
          <table:table-cell table:style-name="TestResultsOfSimpleSetup.B3" office:value-type="float" office:value="2900">
            <text:p text:style-name="P8">2900</text:p>
          </table:table-cell>
          <table:table-cell table:style-name="TestResultsOfSimpleSetup.B3" office:value-type="float" office:value="2750">
            <text:p text:style-name="P8">2750</text:p>
          </table:table-cell>
          <table:table-cell table:style-name="TestResultsOfSimpleSetup.J7" office:value-type="float" office:value="2400">
            <text:p text:style-name="P8">2400</text:p>
          </table:table-cell>
        </table:table-row>
      </table:table>
      <text:p text:style-name="P7"><text:soft-page-break/>The initial value of 207 million key values is taken from the total number of key-values that the database would contain after storing 40 events per second, eight hours a day, during six months:</text:p>
      <text:p text:style-name="P7">40 eps * 3600 secs * 8 hours * 30 days * 6 months <text:s/>== 207 million key-value pairs</text:p>
      <text:p text:style-name="P7">We have found a maximum throughput of a little more than 3000 queries per second, and this depends on the round-trip time of a TCP/IP message. In order to do a query, a message is sent to the mongod process and the response is waited for. 3000 queries per second implies that one query takes around 0.3 milliseconds and that's about as good as it gets, with Gigabit Ethernet, which is what was used during these tests.</text:p>
      <text:list xml:id="list357451227" text:continue-numbering="true" text:style-name="Numbering_20_1">
        <text:list-item>
          <text:list>
            <text:list-item>
              <text:h text:style-name="Heading_20_2" text:outline-level="2">Test results for Samson/MongoDB integration</text:h>
            </text:list-item>
          </text:list>
        </text:list-item>
      </text:list>
      <text:p text:style-name="Text_20_body">In the following three sub-tests, the following nodes have been used:</text:p>
      <text:list xml:id="list1120649777" text:style-name="L2">
        <text:list-item>
          <text:p text:style-name="P12">4 Samson nodes</text:p>
        </text:list-item>
        <text:list-item>
          <text:p text:style-name="P12">3 sharded MongoDB nodes for the 'History' collection </text:p>
        </text:list-item>
        <text:list-item>
          <text:p text:style-name="P12">2 sharded MongoDB nodes for the 'Last Known Location' collection</text:p>
        </text:list-item>
      </text:list>
      <text:p text:style-name="Text_20_body"/>
      <text:p text:style-name="Text_20_body">No Replica sets are used, because of lack of nodes to test on. The performance will logically drop when adding replication.</text:p>
      <text:p text:style-name="Text_20_body"/>
      <text:p text:style-name="P14"><text:s text:c="4"/>5.2.1<text:tab/>Only inserts to 'History' collection</text:p>
      <text:p text:style-name="Text_20_body">Test results of only inserts to the History collection, and simultaneous queries to History collection:</text:p>
      <text:p text:style-name="P2">upload 100 rps:<text:tab/><text:tab/>1650 qps</text:p>
      <text:p text:style-name="P2">upload 1000 rps:<text:tab/><text:tab/>1650/qps</text:p>
      <text:p text:style-name="P2">upload 10000 rps:<text:tab/><text:tab/>1400/qps</text:p>
      <text:p text:style-name="P2">upload 20000 rps:<text:tab/><text:tab/>1200/qps</text:p>
      <text:p text:style-name="P2">upload 50000 rps:<text:tab/><text:tab/>840/qps</text:p>
      <text:p text:style-name="P2">upload 100000 rps:<text:tab/>1.5/qps <text:s/>(records in MongoDB: 25.932.391)</text:p>
      <text:p text:style-name="P2">upload 75000 rps:<text:tab/><text:tab/>20/qps <text:s text:c="2"/>(records in MongoDB: 31.986.846)</text:p>
      <text:p text:style-name="P2">upload 50000 rps:<text:tab/><text:tab/>900/qps <text:s/>(records in MongoDB: 39.094.596)</text:p>
      <text:p text:style-name="P2"/>
      <text:p text:style-name="Text_20_body">Using the Samson utility <text:span text:style-name="T1">passiveLocationPush</text:span>, pushing 10000 key-values to the Samson platform, working in streaming mode, the (fake) records are inserted and the Samson platform is without any load worth mentioning. MongoDB on the other hand, in this shard of three nodes can't take more than around 60,000 – 70,000 inserts per second.</text:p>
      <text:p text:style-name="Text_20_body">Testing with a 'whopping' 80000 key-values per second for inserts, the Samson load goes up to 16 used cores (ALL cores) but still, all data is perfectly inserted and no records are lost. Queries to MongoDB are not possible though … (the collections to be inserted forms a queue in MongoDB and it seems inserts take preference over queries in MongoDB).</text:p>
      <text:p text:style-name="Text_20_body"><text:soft-page-break/><text:s text:c="4"/><text:span text:style-name="T10">5.2.2<text:tab/>Simultaneous insert and query</text:span></text:p>
      <text:p text:style-name="Text_20_body">Now, first populating the 'Last Known Location' collection with nine million users and then simultaneously executing <text:span text:style-name="T1">passiveLocationPush</text:span> (with 40 - 4000 key-values per second) and an external tool to query the database, we get the following results (of queries per second).</text:p>
      <text:p text:style-name="Text_20_body"><text:s text:c="6"/>0 Kvs/s<text:tab/>=&gt;<text:tab/>3800 qps</text:p>
      <text:p text:style-name="Text_20_body"><text:s text:c="3"/>400 Kvs/s<text:tab/>=&gt;<text:tab/>3500 qps</text:p>
      <text:p text:style-name="Text_20_body"><text:s text:c="2"/>1000 Kvs/s<text:tab/>=&gt;<text:tab/>2900 qps</text:p>
      <text:p text:style-name="Text_20_body"><text:s text:c="2"/>3000 Kvs/s<text:tab/>=&gt;<text:tab/>1100 qps</text:p>
      <text:p text:style-name="Text_20_body"><text:s text:c="2"/>3500 Kvs/s<text:tab/>=&gt;<text:tab/>500 qps</text:p>
      <text:p text:style-name="Text_20_body"><text:s text:c="2"/>4000 Kvs/s<text:tab/>=&gt;<text:tab/> 100 qps</text:p>
      <text:p text:style-name="Text_20_body">Curiously enough, the sum of inserts and queries (per second) goes up to around 4000. When trying to insert more than 4200 documents per second, MongoDB bails out and stops serving queries.</text:p>
      <text:p text:style-name="Text_20_body">We're assuming the network is the bottle-neck, and a test to verify this assumption was made:</text:p>
      <text:p text:style-name="Text_20_body">One single MongoDB node was used and the queries were made first from a remote node and after that from the same node where the single MongoDB is running.</text:p>
      <text:p text:style-name="Text_20_body">The first thing we noticed was that a single MongoDB node performs almost identical to a sharded cluster of two nodes !</text:p>
      <text:p text:style-name="Text_20_body">We need to make another test, using a sharded cluster of three nodes ...</text:p>
      <text:p text:style-name="Text_20_body">However, without any inserts, the queries from a remote node gave us some 3800 qps, and from localhost the rate went up to 22000 qps, not very surprisingly. Here is the complete comparison:</text:p>
      <text:p text:style-name="Text_20_body"/>
      <text:p text:style-name="P2"><text:s text:c="7"/>0 KVs/s: <text:s/>3800 qps <text:s text:c="2"/>(in local: 20000)</text:p>
      <text:p text:style-name="P2"><text:s text:c="5"/>400 KVs/s: <text:s/>3400 qps</text:p>
      <text:p text:style-name="P2"><text:s text:c="4"/>1000 KVs/s: <text:s/>2900 qps <text:s text:c="2"/>(in local: 11772)</text:p>
      <text:p text:style-name="P2"><text:s text:c="4"/>3000 KVs/s: <text:s/>1100 qps</text:p>
      <text:p text:style-name="P2"><text:s text:c="4"/>3500 KVs/s: <text:s text:c="2"/>740 qps <text:s text:c="2"/>(in local: 2800)</text:p>
      <text:p text:style-name="P2"><text:s text:c="4"/>4000 KVs/s: <text:s text:c="2"/>250 qps <text:s text:c="2"/>(in local: <text:s/>100)</text:p>
      <text:p text:style-name="Text_20_body">What was really surprising is the fact that with heavy loads (4000 Kvs/s), the remote queries outperform local queries. <text:s/></text:p>
      <text:list xml:id="list484311715" text:continue-list="list357451227" text:style-name="Numbering_20_1">
        <text:list-item>
          <text:h text:style-name="P17" text:outline-level="1"><text:s/>Conclusions</text:h>
        </text:list-item>
      </text:list>
      <text:p text:style-name="Text_20_body">A setup consisting of five Samson nodes and eight MongoDB nodes (considering that half of the MongoDB nodes running as secondary MongoDB servers for redundancy) the entire platform is easily able to store around 16000 key-values per second and simultaneously respond to a lot more than 100 queries per second (on the last know location collection).</text:p>
      <text:p text:style-name="Text_20_body">The historical data is bulk-inserted and this is a very fast operation, while the updates of Last Known Location are done one-by-one and the network round-trip time seems to be the limiting factor here. More research on how to improve this situation is needed.</text:p>
      <text:p text:style-name="Text_20_body"><text:s/></text:p>
      <text:list xml:id="list1943741930" text:continue-numbering="true" text:style-name="Numbering_20_1">
        <text:list-item>
          <text:h text:style-name="P17" text:outline-level="1"><text:s/>Remarks</text:h>
        </text:list-item>
      </text:list>
      <text:list xml:id="list596879692" text:continue-list="list891586513" text:style-name="List_20_1">
        <text:list-item>
          <text:p text:style-name="P10">Journaling will not be used.<text:line-break/>Journaling cannot be used (around ten times slower!). If redundancy is needed, another node should be used: REPLICA SETS (primary/secondary). For this, an extra machine is needed per shard ... But also, this gives complete redundancy and availability. Tests should be performed putting the journal on a separate hard drive. According to the nice people at 10gen, this slowdown we've seen is far from normal ...</text:p>
        </text:list-item>
        <text:list-item>
          <text:p text:style-name="P10">Sharding will be used.</text:p>
          <text:p text:style-name="P10">We will not have enough with just ONE machine for MongoDB. Sharding is supposedly buggy (at least in MongoDB release 1.8) but we need to try it out ... I have the list from Theo about what kind of bugs he encountered with sharding (with MongoDB 1.8).</text:p>
        </text:list-item>
        <text:list-item>
          <text:p text:style-name="P10">Collections will be split month by month or in even smaller chunks.</text:p>
          <text:p text:style-name="P10">The smaller the collections are, the faster searches we get ...</text:p>
        </text:list-item>
        <text:list-item>
          <text:p text:style-name="P10">Found a roof of around 3000 queries per second (per node).</text:p>
          <text:p text:style-name="P10">After consulting with Mattias of 10gen, I'm pretty sure this is simply the network latency. Tests should be done querying from localhost to make sure ...</text:p>
        </text:list-item>
        <text:list-item>
          <text:p text:style-name="P10">Avoid having collections bigger than 50M records (7.5 Gigabytes on disk).<text:line-break/>The solution is to split collections by month.</text:p>
        </text:list-item>
        <text:list-item>
          <text:p text:style-name="P10">Indexing makes the insert time almost 100% slower.</text:p>
          <text:p text:style-name="P10">But, searches are impossible without indexes, so indexing must be used. If the index is kept on a separate (and faster) disk, there is lots of throughput to 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_20_1" style:next-style-name="Text_20_body" style:auto-update="true" style:default-outline-level="2" style:list-style-name="Numbering_20_1"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Arial1" fo:font-size="14pt" style:font-size-asian="12.25pt" style:font-size-complex="14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5"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3T09:39:24</meta:creation-date>
    <dc:date>2011-11-25T10:05:12</dc:date>
    <meta:editing-duration>PT23H50M20S</meta:editing-duration>
    <meta:editing-cycles>37</meta:editing-cycles>
    <meta:generator>OpenOffice.org/3.2$Linux OpenOffice.org_project/320m12$Build-9483</meta:generator>
    <meta:document-statistic meta:table-count="1" meta:image-count="0" meta:object-count="0" meta:page-count="13" meta:paragraph-count="305" meta:word-count="4128" meta:character-count="23959"/>
  </office:meta>
</office:document-meta>
</file>